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2</mn>
      </msub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p</mi>
              </mrow>
            </mstyle>
            <mo stretchy="false">̄</mo>
          </mover>
        </mrow>
        <mo stretchy="false">)</mo>
      </mrow>
      <mrow>
        <mi/>
        <mo stretchy="false">=</mo>
        <mi/>
      </mrow>
      <mrow>
        <munder>
          <mo stretchy="false">∑</mo>
          <mrow>
            <mi>j</mi>
            <mo stretchy="false">=</mo>
            <mn>2</mn>
          </mrow>
        </munder>
        <msub>
          <mi>q</mi>
          <mi>j</mi>
        </msub>
      </mrow>
      <msub>
        <mrow>
          <mover accent="true">
            <mi>p</mi>
            <mo stretchy="false">̄</mo>
          </mover>
        </mrow>
        <mi>j</mi>
      </msub>
    </mrow>
    <annotation encoding="StarMath 5.0">F_2 (bold q , bar bold p) `=` sum from j=2 q_j {bar p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06:07.019000000</meta:creation-date>
    <meta:generator>LibreOffice/4.1.4.2$Windows_x86 LibreOffice_project/0a0440ccc0227ad9829de5f46be37cfb6edcf72</meta:generator>
  </office:meta>
</office:document-meta>
</file>